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9.779cm" svg:x="1.254cm" svg:y="11.16cm">
          <text:p text:style-name="P1">FPGA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3.192cm" svg:x2="7.604cm" svg:y2="8.493cm">
          <text:p/>
        </draw:line>
        <draw:line draw:style-name="gr4" draw:text-style-name="P3" draw:layer="layout" svg:x1="12.811cm" svg:y1="8.493cm" svg:x2="12.811cm" svg:y2="13.192cm">
          <text:p/>
        </draw:line>
        <draw:custom-shape draw:style-name="gr6" draw:text-style-name="P4" draw:layer="layout" svg:width="4.064cm" svg:height="1.27cm" svg:x="5.953cm" svg:y="13.192cm">
          <text:p text:style-name="P4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5.953cm" svg:y="16.113cm">
          <text:p text:style-name="P4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7.985cm" svg:y="19.161cm">
          <text:p text:style-name="P4"><text:span text:style-name="T1">Xilinx FIF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10.398cm" svg:y="13.192cm">
          <text:p text:style-name="P4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10.398cm" svg:y="16.113cm">
          <text:p text:style-name="P4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175cm" svg:x="1.254cm" svg:y="25.257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1.651cm" svg:x="7.731cm" svg:y="26.019cm">
          <text:p text:style-name="P4"><text:span text:style-name="T1">AXIS FIFO Driv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20.431cm" svg:x2="9.382cm" svg:y2="26.019cm">
          <text:p/>
        </draw:line>
        <draw:line draw:style-name="gr4" draw:text-style-name="P3" draw:layer="layout" svg:x1="12.938cm" svg:y1="14.462cm" svg:x2="12.938cm" svg:y2="15.986cm">
          <text:p/>
        </draw:line>
        <draw:line draw:style-name="gr4" draw:text-style-name="P3" draw:layer="layout" svg:x1="7.604cm" svg:y1="16.113cm" svg:x2="7.604cm" svg:y2="14.462cm">
          <text:p/>
        </draw:line>
        <draw:line draw:style-name="gr4" draw:text-style-name="P3" draw:layer="layout" svg:x1="9.128cm" svg:y1="19.161cm" svg:x2="9.128cm" svg:y2="17.383cm">
          <text:p/>
        </draw:line>
        <draw:line draw:style-name="gr4" draw:text-style-name="P3" draw:layer="layout" svg:x1="11.414cm" svg:y1="17.383cm" svg:x2="11.414cm" svg:y2="19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2:50:45.923081124</dc:date>
    <meta:editing-duration>PT3M55S</meta:editing-duration>
    <meta:editing-cycles>1</meta:editing-cycles>
    <meta:document-statistic meta:object-count="22"/>
  </office:meta>
</office:document-meta>
</file>